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ea512" officeooo:paragraph-rsid="001ea512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4pt" fo:font-weight="bold" officeooo:rsid="001ea512" officeooo:paragraph-rsid="001ea51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normal" officeooo:rsid="001ea512" officeooo:paragraph-rsid="001ea512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1ea512" officeooo:paragraph-rsid="001ea51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ize="20pt" fo:font-weight="bold" officeooo:rsid="001ea512" officeooo:paragraph-rsid="001ea512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bold" officeooo:rsid="001ea512" officeooo:paragraph-rsid="001ea512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QL – Data Query Language</text:p>
      <text:p text:style-name="P3"/>
      <text:p text:style-name="P3">SELECT principal comando.</text:p>
      <text:list text:style-name="L1">
        <text:list-item>
          <text:p text:style-name="P4"><text:span text:style-name="T1">AS</text:span>: renomeia as colunas ou para atribuir um alias a uma expressão;</text:p>
        </text:list-item>
        <text:list-item>
          <text:p text:style-name="P2">WHERE<text:span text:style-name="T2">: filtra os resultados com base em condições específicas;</text:span></text:p>
        </text:list-item>
        <text:list-item>
          <text:p text:style-name="P2">ORDER BY<text:span text:style-name="T2">: ordena os resultados em ordem ascendente (ASC) ou descendente (DESC) com base em uma ou mais colunas;</text:span></text:p>
        </text:list-item>
        <text:list-item>
          <text:p text:style-name="P2">GROUP BY<text:span text:style-name="T2">: agrupa os resultados com base nos valores de uma ou mias colunas;</text:span></text:p>
        </text:list-item>
      </text:list>
      <text:p text:style-name="P1"><text:span text:style-name="T2"/></text:p>
      <text:p text:style-name="P1"><text:span text:style-name="T2">Exemplo - </text:span></text:p>
      <text:p text:style-name="P1">SELECT com AS e WHERE<text:span text:style-name="T2"> : </text:span></text:p>
      <text:p text:style-name="P1"><text:span text:style-name="T2">SELECT Nome, Endereco AS “Endereco” FROM Alunos WHERE Telefone LIKE ‘55%’;</text:span></text:p>
      <text:p text:style-name="P1"><text:span text:style-name="T2"/></text:p>
      <text:p text:style-name="P1">SELECT com ORDER BY<text:span text:style-name="T2"> :</text:span></text:p>
      <text:p text:style-name="P1"><text:span text:style-name="T2">SELECT Nome, DatasNascimento FROM Alunos ORDER BY DataNascimento ASC;</text:span></text:p>
      <text:p text:style-name="P1"><text:span text:style-name="T2"/></text:p>
      <text:p text:style-name="P1">SELECT com GROUP BY, AS e COUNT<text:span text:style-name="T2"> : </text:span></text:p>
      <text:p text:style-name="P1"><text:span text:style-name="T2">SELECT CursosID, COUNT(*) AS QtdMatriculas FROM Matriculas GROUP BY CursosID;</text:span></text:p>
      <text:p text:style-name="P1"><text:span text:style-name="T2"/></text:p>
      <text:p text:style-name="P1"><text:span text:style-name="T2"/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3:38:39.782000000</meta:creation-date>
    <dc:date>2023-11-28T13:49:23.309000000</dc:date>
    <meta:editing-duration>PT10M44S</meta:editing-duration>
    <meta:editing-cycles>1</meta:editing-cycles>
    <meta:document-statistic meta:table-count="0" meta:image-count="0" meta:object-count="0" meta:page-count="1" meta:paragraph-count="13" meta:word-count="116" meta:character-count="677" meta:non-whitespace-character-count="574"/>
    <meta:generator>LibreOffice/7.6.2.1$Windows_X86_64 LibreOffice_project/56f7684011345957bbf33a7ee678afaf4d2ba333</meta:generator>
  </office:meta>
</office:document-meta>
</file>